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034ebd"/>
    </style:style>
    <style:style style:name="P3" style:family="paragraph" style:parent-style-name="Text_20_body">
      <style:text-properties officeooo:rsid="000b2b82" officeooo:paragraph-rsid="000b2b82"/>
    </style:style>
    <style:style style:name="P4" style:family="paragraph" style:parent-style-name="Text_20_body">
      <style:paragraph-properties fo:text-align="start" style:justify-single-word="false"/>
      <style:text-properties fo:font-style="normal" officeooo:rsid="001710d4" officeooo:paragraph-rsid="001710d4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officeooo:rsid="000a7e3a" officeooo:paragraph-rsid="0012195c"/>
    </style:style>
    <style:style style:name="P6" style:family="paragraph" style:parent-style-name="Title">
      <style:text-properties officeooo:rsid="00034ebd" officeooo:paragraph-rsid="00034ebd"/>
    </style:style>
    <style:style style:name="P7" style:family="paragraph" style:parent-style-name="Text_20_body">
      <style:paragraph-properties fo:text-align="start" style:justify-single-word="false"/>
      <style:text-properties fo:font-style="normal" officeooo:rsid="00197758" officeooo:paragraph-rsid="00197758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officeooo:rsid="001710d4" officeooo:paragraph-rsid="001710d4" style:font-style-asian="normal" style:font-style-complex="normal"/>
    </style:style>
    <style:style style:name="P9" style:family="paragraph" style:parent-style-name="Heading_20_1">
      <style:paragraph-properties fo:text-align="center" style:justify-single-word="false"/>
      <style:text-properties officeooo:rsid="00034ebd" officeooo:paragraph-rsid="00034ebd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3">
      <style:text-properties officeooo:rsid="0010006d" officeooo:paragraph-rsid="001000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97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ython for Tool Developers</text:p>
      <text:h text:style-name="P9" text:outline-level="1">Lab <text:span text:style-name="T2">7</text:span></text:h>
      <text:h text:style-name="P10" text:outline-level="1">11/1<text:span text:style-name="T2">6</text:span>/2016</text:h>
      <text:p text:style-name="P1"/>
      <text:h text:style-name="P11" text:outline-level="3">Lab <text:span text:style-name="T2">7.</text:span> <text:s/><text:span text:style-name="T2">Using the collections library</text:span></text:h>
      <text:p text:style-name="P2"><text:s text:c="7"/></text:p>
      <text:p text:style-name="P7">The collections library in Python contains a number of very useful data structures that can be applied to a programming problem. <text:s/>For this lab, there will be a data source entitled <text:span text:style-name="T1">DOHMH_New_York_City_Restaurant_Inspection_Results_sample.csv</text:span>. <text:s/></text:p>
      <text:p text:style-name="P4"/>
      <text:p text:style-name="P4">1. <text:s/><text:span text:style-name="T2">Read the data from the source.</text:span></text:p>
      <text:p text:style-name="P7">2. <text:s/>Create a data structure that looks like this:</text:p>
      <text:p text:style-name="P7">{ OrderedDict{ Key = “Restaurant Name” Value = DefaultDict{“Key = CAMIS Number: Value = [Named Tuple of CAMIS records]}}</text:p>
      <text:p text:style-name="P7">3. <text:s/>Create a data structure that contains the following: <text:s/>{key = CAMIS record, value = Number of violations}</text:p>
      <text:p text:style-name="P7">3. <text:s/>Create methods that do the following:</text:p>
      <text:p text:style-name="P7"><text:s text:c="6"/>A. <text:s/>Allow the user to see all of the CAMIS records for a given restaurant. </text:p>
      <text:p text:style-name="P7"><text:s text:c="6"/>B. <text:s/>Tell the user the number of entries for a given CAMIS number. <text:s/></text:p>
      <text:p text:style-name="P5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44:02.334966856</meta:creation-date>
    <meta:editing-duration>PT1H34M31S</meta:editing-duration>
    <meta:editing-cycles>10</meta:editing-cycles>
    <meta:generator>LibreOffice/4.2.8.2$Linux_X86_64 LibreOffice_project/420m0$Build-2</meta:generator>
    <dc:date>2016-11-16T10:17:43.775214337</dc:date>
    <meta:document-statistic meta:table-count="0" meta:image-count="0" meta:object-count="0" meta:page-count="1" meta:paragraph-count="13" meta:word-count="133" meta:character-count="835" meta:non-whitespace-character-count="681"/>
  </office:meta>
</office:document-meta>
</file>